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onTextDecoration.getUnderlineCol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TextDecoration.getOverlineCol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TextDecoration.hasUnder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TextDecoration.calcTextDecoration( PropertyList pList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38">
            <text:p text:style-name="Table_20_Contents">38</text:p>
          </table:table-cell>
          <table:table-cell office:value-type="float" office:value="70">
            <text:p text:style-name="Table_20_Contents">70</text:p>
          </table:table-cell>
        </table:table-row>
        <table:table-row>
          <table:table-cell office:value-type="string">
            <text:p text:style-name="Table_20_Contents">CommonTextDecoration.CommonTextDeco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monTextDecoration.createFromPropertyList( PropertyList p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TextDecoration.getLineThroughCol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TextDecoration.hasOver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TextDecoration.hasLineThroug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TextDecoration.isBlink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